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8c82" officeooo:paragraph-rsid="001b8c8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b8c82" officeooo:paragraph-rsid="001b8c82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2"/>
      <text:p text:style-name="P2">Allocated Space :1 , Do you want to continue?(Y/N):y</text:p>
      <text:p text:style-name="P2">Allocated Space :2 , Do you want to continue?(Y/N):y</text:p>
      <text:p text:style-name="P2">Allocated Space :3 , Do you want to continue?(Y/N):y</text:p>
      <text:p text:style-name="P2">Allocated Space :4 , Do you want to continue?(Y/N):y</text:p>
      <text:p text:style-name="P2">Allocated Space :5 , Do you want to continue?(Y/N):y</text:p>
      <text:p text:style-name="P2">Allocated Space :6 , Do you want to continue?(Y/N):n</text:p>
      <text:p text:style-name="P2"/>
      <text:p text:style-name="P2">Maximum allocation Space : 5</text:p>
      <text:p text:style-name="P2"/>
      <text:p text:style-name="P2">--------Menu---------</text:p>
      <text:p text:style-name="P2"/>
      <text:p text:style-name="P2">1.Allocation</text:p>
      <text:p text:style-name="P2">2.Deallocation</text:p>
      <text:p text:style-name="P2">3.EXIT</text:p>
      <text:p text:style-name="P2">Enter your choice : 1</text:p>
      <text:p text:style-name="P2"/>
      <text:p text:style-name="P2">Number of allocations : 2</text:p>
      <text:p text:style-name="P2">2 allocations Done, 3 allocations Available</text:p>
      <text:p text:style-name="P2"/>
      <text:p text:style-name="P2">--------Menu---------</text:p>
      <text:p text:style-name="P2"/>
      <text:p text:style-name="P2">1.Allocation</text:p>
      <text:p text:style-name="P2">2.Deallocation</text:p>
      <text:p text:style-name="P2">3.EXIT</text:p>
      <text:p text:style-name="P2">Enter your choice : 2</text:p>
      <text:p text:style-name="P2"/>
      <text:p text:style-name="P2">Number of Deallocations :1</text:p>
      <text:p text:style-name="P2">1 allocations Done, 4 allocations Available</text:p>
      <text:p text:style-name="P2"/>
      <text:p text:style-name="P2">--------Menu---------</text:p>
      <text:p text:style-name="P2"/>
      <text:p text:style-name="P2">1.Allocation</text:p>
      <text:p text:style-name="P2">2.Deallocation</text:p>
      <text:p text:style-name="P2">3.EXIT</text:p>
      <text:p text:style-name="P2">Enter your choice : 2</text:p>
      <text:p text:style-name="P2"/>
      <text:p text:style-name="P2">Number of Deallocations :1</text:p>
      <text:p text:style-name="P2">0 allocations Done, 5 allocations Available</text:p>
      <text:p text:style-name="P2"/>
      <text:p text:style-name="P2">--------Menu---------</text:p>
      <text:p text:style-name="P2"/>
      <text:p text:style-name="P2"><text:soft-page-break/>1.Allocation</text:p>
      <text:p text:style-name="P2">2.Deallocation</text:p>
      <text:p text:style-name="P2">3.EXIT</text:p>
      <text:p text:style-name="P2">Enter your choice : 3</text:p>
      <text:p text:style-name="P2"/>
      <text:p text:style-name="P2">Exiting!!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34:09.652311952</meta:creation-date>
    <dc:date>2020-12-02T22:36:31.653042821</dc:date>
    <meta:editing-duration>PT2M23S</meta:editing-duration>
    <meta:editing-cycles>1</meta:editing-cycles>
    <meta:document-statistic meta:table-count="0" meta:image-count="0" meta:object-count="0" meta:page-count="2" meta:paragraph-count="35" meta:word-count="132" meta:character-count="859" meta:non-whitespace-character-count="766"/>
    <meta:generator>LibreOffice/6.4.6.2$Linux_X86_64 LibreOffice_project/40$Build-2</meta:generator>
  </office:meta>
</office:document-meta>
</file>